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6pt" fo:font-style="italic" fo:text-shadow="1pt 1pt" fo:font-weight="normal" style:font-name-asian="Segoe UI" style:font-size-asian="26pt" style:font-style-asian="italic" style:font-weight-asian="normal" style:font-name-complex="Segoe UI" style:font-size-complex="26pt" style:font-style-complex="italic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Mangal" style:font-size-complex="3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27cm" svg:y="1.016cm">
          <draw:text-box>
            <text:p text:style-name="P1"><text:span text:style-name="T1">HYMN #377</text:span></text:p>
            <text:p text:style-name="P1"><text:span text:style-name="T2">“</text:span><text:span text:style-name="T2">On Christmas Night All Christians Si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5.842cm" svg:x="1.524cm" svg:y="0.762cm">
          <draw:text-box>
            <text:p text:style-name="P1"><text:span text:style-name="T4">1. On Christmas night all Christians sing</text:span><text:span text:style-name="T4"><text:line-break/></text:span><text:span text:style-name="T4">To hear the news the angels bring,</text:span><text:span text:style-name="T4"><text:line-break/></text:span><text:span text:style-name="T4">On Christmas night all Christians si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5.588cm" svg:x="1.524cm" svg:y="0.762cm">
          <draw:text-box>
            <text:p text:style-name="P1"><text:span text:style-name="T4">To hear the news the angels bring,</text:span><text:span text:style-name="T4"><text:line-break/></text:span><text:span text:style-name="T4">News of great joy, news of great mirth,</text:span><text:span text:style-name="T4"><text:line-break/></text:span><text:span text:style-name="T4">News of our merciful King’s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4" draw:layer="layout" svg:width="25.654cm" svg:height="6.096cm" svg:x="1.27cm" svg:y="1.016cm">
          <draw:text-box>
            <text:p text:style-name="P6"><text:span text:style-name="T5">2.</text:span><text:span text:style-name="T6"> </text:span><text:span text:style-name="T7">Then why should men on earth </text:span><text:span text:style-name="T8">be so sad,</text:span><text:span text:style-name="T6"><text:line-break/></text:span><text:span text:style-name="T6">Since our Redeemer made us glad,</text:span><text:span text:style-name="T6"><text:line-break/></text:span><text:span text:style-name="T6">Then why should men on earth be so sa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4" draw:layer="layout" svg:width="25.654cm" svg:height="5.588cm" svg:x="1.27cm" svg:y="1.016cm">
          <draw:text-box>
            <text:p text:style-name="P6"><text:span text:style-name="T6">Since our Redeemer made us glad,</text:span><text:span text:style-name="T6"><text:line-break/></text:span><text:span text:style-name="T6">When from our sin He set us free,</text:span><text:span text:style-name="T6"><text:line-break/></text:span><text:span text:style-name="T6">All for to gain our libert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4" draw:layer="layout" svg:width="24.892cm" svg:height="5.588cm" svg:x="1.524cm" svg:y="0.886cm">
          <draw:text-box>
            <text:p text:style-name="P6"><text:span text:style-name="T6">3. When sin departs before His grace, </text:span><text:span text:style-name="T6"><text:line-break/></text:span><text:span text:style-name="T6">Then life and health come in its place,</text:span><text:span text:style-name="T6"><text:line-break/></text:span><text:span text:style-name="T6">When sin departs before His grac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4" draw:layer="layout" svg:width="24.892cm" svg:height="5.588cm" svg:x="1.524cm" svg:y="0.762cm">
          <draw:text-box>
            <text:p text:style-name="P6"><text:span text:style-name="T6">Then life and health come in its place;</text:span><text:span text:style-name="T6"><text:line-break/></text:span><text:span text:style-name="T6">Angels and men with joy may sing,</text:span><text:span text:style-name="T6"><text:line-break/></text:span><text:span text:style-name="T6">All for to see 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6" draw:text-style-name="P8" draw:layer="layout" svg:width="24.892cm" svg:height="5.756cm" svg:x="1.524cm" svg:y="0.848cm">
          <draw:text-box>
            <text:p text:style-name="P7"><text:span text:style-name="T5">4.</text:span><text:span text:style-name="T9"> </text:span><text:span text:style-name="T6">All out of darkness we have light,</text:span></text:p>
            <text:p text:style-name="P7"><text:span text:style-name="T6">Which made the angels sing this night,</text:span></text:p>
            <text:p text:style-name="P7"><text:span text:style-name="T6">All out of darkness we have ligh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8" draw:layer="layout" svg:width="24.892cm" svg:height="12.083cm" svg:x="1.524cm" svg:y="0.848cm">
          <draw:text-box>
            <text:p text:style-name="P7"><text:span text:style-name="T6">Which made the angels sing this night:</text:span></text:p>
            <text:p text:style-name="P7"><text:span text:style-name="T6">“</text:span><text:span text:style-name="T6">Glory to God and peace to men</text:span></text:p>
            <text:p text:style-name="P7"><text:span text:style-name="T6">Now and forevermore. Amen.”</text:span></text:p>
            <text:p text:style-name="P9"><text:span text:style-name="T10"><text:line-break/></text:span><text:span text:style-name="T10"/></text:p>
            <text:p text:style-name="P9"><text:span text:style-name="T10"/></text:p>
            <text:p text:style-name="P9"><text:span text:style-name="T10"><text:s text:c="8"/></text:span><text:span text:style-name="T11">Public domain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36:26.137000000</meta:creation-date>
    <dc:title>candle2</dc:title>
    <meta:editing-duration>PT14M6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14T17:46:20.242000000</dc:date>
    <meta:document-statistic meta:object-count="156"/>
    <meta:template xlink:type="simple" xlink:actuate="onRequest" xlink:title="candle2" xlink:href="../../AppData/Roaming/LibreOffice/4/user/template/candle2.otp" meta:date="2014-12-21T21:36:25.840000000"/>
  </office:meta>
</office:document-meta>
</file>